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adornments="标准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auto-grow-height="true" fo:min-height="2.6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top="0.2cm" fo:margin-bottom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介绍</text:p>
          </draw:text-box>
        </draw:frame>
        <draw:frame presentation:style-name="pr4" draw:text-style-name="P6" draw:layer="layout" svg:width="25.199cm" svg:height="10.663cm" svg:x="1.4cm" svg:y="3.685cm" presentation:class="outline">
          <draw:text-box>
            <text:list text:style-name="L2">
              <text:list-item>
                <text:p text:style-name="P6">课程整体可分为两大部分：</text:p>
                <text:list>
                  <text:list-item>
                    <text:p text:style-name="P6">小程序开发</text:p>
                    <text:list>
                      <text:list-item>
                        <text:p text:style-name="P6">小程序基础开发</text:p>
                      </text:list-item>
                      <text:list-item>
                        <text:p text:style-name="P6">小程序和服务器通信</text:p>
                      </text:list-item>
                    </text:list>
                  </text:list-item>
                  <text:list-item>
                    <text:p text:style-name="P6">公众号开发</text:p>
                    <text:list>
                      <text:list-item>
                        <text:p text:style-name="P6">微信公众号接口调用</text:p>
                      </text:list-item>
                      <text:list-item>
                        <text:p text:style-name="P6">微信-微信服务器-开发者服务器 消息通信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熟悉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形式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理论辅助实践的课程。通过逐步引导提高自主学习、自主设计的能力。</text:p>
              </text:list-item>
              <text:list-item>
                <text:p>过程化教学，课程中间会有相关任务要完成，基于课程特点，只需要发布成果，通过公众号二维码和小程序码就可以查看效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课程特点</text:p>
          </draw:text-box>
        </draw:frame>
        <draw:frame presentation:style-name="pr4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课程内容本身是依靠微信的巨大生态系统，需要按照微信平台的设计，参考开发者文档进行开发，实战代码部分会比较多。</text:p>
              </text:list-item>
              <text:list-item>
                <text:p>微信平台综合运用了各种技术，所以需要理解并使用的技术比较多，对综合能力要求比较高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adornments="标准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8-25T16:32:37.771946441</dc:date>
    <meta:editing-duration>PT18H51M5S</meta:editing-duration>
    <meta:editing-cycles>101</meta:editing-cycles>
    <meta:generator>LibreOffice/6.0.7.3$Linux_X86_64 LibreOffice_project/00m0$Build-3</meta:generator>
    <meta:document-statistic meta:object-count="45"/>
  </office:meta>
</office:document-meta>
</file>